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6.59cm"/>
    </style:style>
    <style:style style:name="co15" style:family="table-column">
      <style:table-column-properties fo:break-before="auto" style:column-width="3.785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bold" style:text-position="33% 58%" style:font-weight-asian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fo:font-weight="bold" style:text-position="33% 58%" style:font-weight-complex="bold"/>
    </style:style>
    <style:style style:name="T7" style:family="text">
      <style:text-properties style:text-position="33% 58%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1023"/>
        </table:table-row>
      </table:table>
      <table:table table:name="BoardChecks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OARD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w many layer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thickness copp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type of process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layers are needed in the Gerber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sort of drill sizing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ing Hol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material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thickne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all siz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ity need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es need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C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al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ing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y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 that PCB fits in enclosure o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points &amp; typ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nd clip location?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artTemplate.A21:PartTemplate.A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59:42.644315843</meta:creation-date>
    <meta:generator>LibreOffice/6.4.6.2$Linux_X86_64 LibreOffice_project/40$Build-2</meta:generator>
    <dc:date>2021-11-12T12:52:12.593323055</dc:date>
    <meta:editing-duration>PT19M20S</meta:editing-duration>
    <meta:editing-cycles>8</meta:editing-cycles>
    <meta:document-statistic meta:table-count="2" meta:cell-count="73" meta:object-count="0"/>
  </office:meta>
</office:document-meta>
</file>